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7-05-05_10-48-27_000.jpg</text:p>
          </table:table-cell>
          <table:table-cell office:value-type="string">
            <text:p>:m 食べた物/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17-05-05_10-29-25_000.jpg</text:p>
          </table:table-cell>
          <table:table-cell table:style-name="ce1" office:value-type="string">
            <text:p>:m music / 楽譜メモ / kb / et-26,A / finger-movement step-down various / k=G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7-05-05_10-29-07_000.jpg</text:p>
          </table:table-cell>
          <table:table-cell table:style-name="ce1" office:value-type="string">
            <text:p>:m music / 楽譜メモ / kb / et-25,A / trill 変わり種 interesting / k=D t=70 for=et-24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7-05-05_10-28-59_000.jpg</text:p>
          </table:table-cell>
          <table:table-cell table:style-name="ce1" office:value-type="string">
            <text:p>:m music / 楽譜メモ / kb / bh-8 / scale ; each key / t=80,9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017-05-05_10-28-31_000.jpg</text:p>
          </table:table-cell>
          <table:table-cell office:value-type="string">
            <text:p>:m music / 楽譜メモ / kb / h-1 / notes list in each ke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017-05-05_08-36-43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017-05-05_08-36-3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2017-05-05_08-36-29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2017-05-05_08-36-27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017-05-05_08-36-25_000.jpg</text:p>
          </table:table-cell>
          <table:table-cell office:value-type="string">
            <text:p>:m 記録 / 身体　顔　ヒフ / アトピー / 状況　朝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2017-05-04_23-39-56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2017-05-04_23-39-51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2017-05-04_23-39-42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2017-05-04_23-39-39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2017-05-04_23-39-37_000.jpg</text:p>
          </table:table-cell>
          <table:table-cell office:value-type="string">
            <text:p>:m 記録 / 身体　顔　ヒフ / アトピー / 状況　夜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2017-05-04_20-01-56_000.jpg</text:p>
          </table:table-cell>
          <table:table-cell office:value-type="string">
            <text:p>:m 食べた物/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2017-05-04_19-34-06_000.jpg</text:p>
          </table:table-cell>
          <table:table-cell office:value-type="string">
            <text:p>:m 2*2 RES / free# K6H7DD 20#1 / シュレーディンガー方程式 / カルダーノ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2017-05-04_18-14-31_000.jpg</text:p>
          </table:table-cell>
          <table:table-cell table:style-name="ce1" office:value-type="string">
            <text:p>:m music / 楽譜メモ / kb / et-24,v-2,B / sound-good-harmony / k=D t=60 pitch=G(IV) 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2017-05-04_11-40-20_000.jpg</text:p>
          </table:table-cell>
          <table:table-cell office:value-type="string">
            <text:p>:m 食べた物/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2017/05/05</text:date>, <text:time>17:02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5T17:02:24.80</dc:date>
    <dc:creator>岩淵 謙</dc:creator>
    <meta:generator>OpenOffice/4.1.3$Win32 OpenOffice.org_project/413m1$Build-9783</meta:generator>
    <meta:editing-duration>PT5H13M49S</meta:editing-duration>
    <meta:editing-cycles>4</meta:editing-cycles>
    <meta:document-statistic meta:table-count="1" meta:cell-count="60" meta:object-count="0"/>
  </office:meta>
</office:document-meta>
</file>